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1-21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9-24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7-31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6-02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2-2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2-0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1-20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1-14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8-2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7-17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4-1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1-08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0-1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8-25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5-18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2-06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0-26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9-22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8-04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6-24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4-25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1-2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0-28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9-16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7-2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3-01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2-2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28331428571" calcext:value-type="float">
            <text:p>17.44283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72552258065" calcext:value-type="float">
            <text:p>17.41725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77295483871" calcext:value-type="float">
            <text:p>17.3777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2457" calcext:value-type="float">
            <text:p>17.3724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04376" calcext:value-type="float">
            <text:p>17.4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05537777778" calcext:value-type="float">
            <text:p>17.610553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7648" calcext:value-type="float">
            <text:p>17.65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26952" calcext:value-type="float">
            <text:p>17.65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5932903226" calcext:value-type="float">
            <text:p>17.60259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50572903226" calcext:value-type="float">
            <text:p>17.5050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53927741935" calcext:value-type="float">
            <text:p>17.48539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2785" calcext:value-type="float">
            <text:p>17.4682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79" calcext:value-type="float">
            <text:p>17.48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997" calcext:value-type="float">
            <text:p>17.5019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054" calcext:value-type="float">
            <text:p>17.577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7328" calcext:value-type="float">
            <text:p>17.7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612025" calcext:value-type="float">
            <text:p>17.7261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4148" calcext:value-type="float">
            <text:p>17.6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6012903226" calcext:value-type="float">
            <text:p>17.666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09387586207" calcext:value-type="float">
            <text:p>17.600938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61015" calcext:value-type="float">
            <text:p>17.5761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0396" calcext:value-type="float">
            <text:p>17.538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805" calcext:value-type="float">
            <text:p>17.489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9104" calcext:value-type="float">
            <text:p>17.4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7247058823" calcext:value-type="float">
            <text:p>17.51972470588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51207741935" calcext:value-type="float">
            <text:p>17.59512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7956129032" calcext:value-type="float">
            <text:p>17.6727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02276129032" calcext:value-type="float">
            <text:p>17.70022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2970322581" calcext:value-type="float">
            <text:p>17.6902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1072" calcext:value-type="float">
            <text:p>17.64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1737931035" calcext:value-type="float">
            <text:p>17.55017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4650322581" calcext:value-type="float">
            <text:p>17.5104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389825" calcext:value-type="float">
            <text:p>17.4738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5576" calcext:value-type="float">
            <text:p>17.4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66247741936" calcext:value-type="float">
            <text:p>17.43662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25888" calcext:value-type="float">
            <text:p>17.51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28477419355" calcext:value-type="float">
            <text:p>17.622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21535483871" calcext:value-type="float">
            <text:p>17.722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30846451613" calcext:value-type="float">
            <text:p>17.7730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05282580645" calcext:value-type="float">
            <text:p>17.77052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74296" calcext:value-type="float">
            <text:p>17.7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64508387097" calcext:value-type="float">
            <text:p>17.71645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57875862069" calcext:value-type="float">
            <text:p>17.6657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54562580645" calcext:value-type="float">
            <text:p>17.57545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57104" calcext:value-type="float">
            <text:p>17.54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6175" calcext:value-type="float">
            <text:p>17.513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39930322581" calcext:value-type="float">
            <text:p>17.54399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10779354839" calcext:value-type="float">
            <text:p>17.6210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878225" calcext:value-type="float">
            <text:p>17.6887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1232" calcext:value-type="float">
            <text:p>17.7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9545806452" calcext:value-type="float">
            <text:p>17.7279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03664516129" calcext:value-type="float">
            <text:p>17.680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93081290323" calcext:value-type="float">
            <text:p>17.61930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31424" calcext:value-type="float">
            <text:p>17.57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50861935484" calcext:value-type="float">
            <text:p>17.5150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517" calcext:value-type="float">
            <text:p>17.471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964" calcext:value-type="float">
            <text:p>17.4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32075" calcext:value-type="float">
            <text:p>17.4253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4896" calcext:value-type="float">
            <text:p>17.4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095425" calcext:value-type="float">
            <text:p>17.5409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14712258065" calcext:value-type="float">
            <text:p>17.62147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2970322581" calcext:value-type="float">
            <text:p>17.6902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79950967742" calcext:value-type="float">
            <text:p>17.7079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335675" calcext:value-type="float">
            <text:p>17.7133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2033548387" calcext:value-type="float">
            <text:p>17.67820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86860689655" calcext:value-type="float">
            <text:p>17.628686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6755" calcext:value-type="float">
            <text:p>17.5966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3243870968" calcext:value-type="float">
            <text:p>17.5773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9912258065" calcext:value-type="float">
            <text:p>17.59099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5687483871" calcext:value-type="float">
            <text:p>17.65568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0235" calcext:value-type="float">
            <text:p>17.7140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62309677419" calcext:value-type="float">
            <text:p>17.7762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1517419355" calcext:value-type="float">
            <text:p>17.76915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755025" calcext:value-type="float">
            <text:p>17.7375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5556129032" calcext:value-type="float">
            <text:p>17.65755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28131612903" calcext:value-type="float">
            <text:p>17.54281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22477241379" calcext:value-type="float">
            <text:p>17.432247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0007741936" calcext:value-type="float">
            <text:p>17.39700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893275" calcext:value-type="float">
            <text:p>17.3689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2090322581" calcext:value-type="float">
            <text:p>17.3672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75618064516" calcext:value-type="float">
            <text:p>17.3875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93372903226" calcext:value-type="float">
            <text:p>17.45933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25181935484" calcext:value-type="float">
            <text:p>17.54251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515025" calcext:value-type="float">
            <text:p>17.5851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60176" calcext:value-type="float">
            <text:p>17.61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7829677419" calcext:value-type="float">
            <text:p>17.6207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18088" calcext:value-type="float">
            <text:p>17.62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22172903226" calcext:value-type="float">
            <text:p>17.6422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12576" calcext:value-type="float">
            <text:p>17.63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9246" calcext:value-type="float">
            <text:p>17.589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56761290323" calcext:value-type="float">
            <text:p>17.5156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5726451613" calcext:value-type="float">
            <text:p>17.4865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4377" calcext:value-type="float">
            <text:p>17.4943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69427096774" calcext:value-type="float">
            <text:p>17.5469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1450322581" calcext:value-type="float">
            <text:p>17.61714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76712258064" calcext:value-type="float">
            <text:p>17.69767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9932903226" calcext:value-type="float">
            <text:p>17.75499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9696" calcext:value-type="float">
            <text:p>17.73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630575" calcext:value-type="float">
            <text:p>17.6863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63757419355" calcext:value-type="float">
            <text:p>17.65637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32699354839" calcext:value-type="float">
            <text:p>17.6332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3416774194" calcext:value-type="float">
            <text:p>17.61734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9967483871" calcext:value-type="float">
            <text:p>17.60996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516275" calcext:value-type="float">
            <text:p>17.6851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83616" calcext:value-type="float">
            <text:p>17.82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05858064516" calcext:value-type="float">
            <text:p>17.960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964" calcext:value-type="float">
            <text:p>18.12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22859354839" calcext:value-type="float">
            <text:p>18.14228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8144" calcext:value-type="float">
            <text:p>18.12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50505806452" calcext:value-type="float">
            <text:p>18.11505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42044137931" calcext:value-type="float">
            <text:p>18.08420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701625" calcext:value-type="float">
            <text:p>18.0370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93538064516" calcext:value-type="float">
            <text:p>18.0093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7713548387" calcext:value-type="float">
            <text:p>18.03177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788225" calcext:value-type="float">
            <text:p>18.1078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20312" calcext:value-type="float">
            <text:p>18.18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09901935484" calcext:value-type="float">
            <text:p>18.27099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25401290323" calcext:value-type="float">
            <text:p>18.33254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15712" calcext:value-type="float">
            <text:p>18.31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27310967742" calcext:value-type="float">
            <text:p>18.26273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8592" calcext:value-type="float">
            <text:p>18.20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67176" calcext:value-type="float">
            <text:p>18.13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57805" calcext:value-type="float">
            <text:p>18.0557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87638709677" calcext:value-type="float">
            <text:p>18.0087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31305806452" calcext:value-type="float">
            <text:p>17.9931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922" calcext:value-type="float">
            <text:p>18.044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68496" calcext:value-type="float">
            <text:p>18.17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2157419355" calcext:value-type="float">
            <text:p>18.28121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41975" calcext:value-type="float">
            <text:p>18.344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2023225806" calcext:value-type="float">
            <text:p>18.35820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45785" calcext:value-type="float">
            <text:p>18.3445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54841290323" calcext:value-type="float">
            <text:p>18.26548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3806451613" calcext:value-type="float">
            <text:p>18.236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79392" calcext:value-type="float">
            <text:p>18.20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608125" calcext:value-type="float">
            <text:p>18.1760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24555" calcext:value-type="float">
            <text:p>18.1224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42488" calcext:value-type="float">
            <text:p>18.09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149925" calcext:value-type="float">
            <text:p>18.0914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02152" calcext:value-type="float">
            <text:p>18.13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10355" calcext:value-type="float">
            <text:p>18.1910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75625" calcext:value-type="float">
            <text:p>18.2427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31944" calcext:value-type="float">
            <text:p>18.24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8658" calcext:value-type="float">
            <text:p>18.218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14368" calcext:value-type="float">
            <text:p>18.20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15455483871" calcext:value-type="float">
            <text:p>18.1915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3144" calcext:value-type="float">
            <text:p>18.18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5907096774" calcext:value-type="float">
            <text:p>18.1595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10209655172" calcext:value-type="float">
            <text:p>18.101020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54265806452" calcext:value-type="float">
            <text:p>18.0754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473025" calcext:value-type="float">
            <text:p>18.0347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29974193548" calcext:value-type="float">
            <text:p>18.0829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9316" calcext:value-type="float">
            <text:p>18.14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73927741935" calcext:value-type="float">
            <text:p>18.24739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32689032258" calcext:value-type="float">
            <text:p>18.31326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0495" calcext:value-type="float">
            <text:p>18.3030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86072" calcext:value-type="float">
            <text:p>18.21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169725" calcext:value-type="float">
            <text:p>18.1516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30623448276" calcext:value-type="float">
            <text:p>18.143062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9383225806" calcext:value-type="float">
            <text:p>18.15093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8607483871" calcext:value-type="float">
            <text:p>18.1586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62882580645" calcext:value-type="float">
            <text:p>18.1362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54825" calcext:value-type="float">
            <text:p>18.1025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6975" calcext:value-type="float">
            <text:p>18.153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951025" calcext:value-type="float">
            <text:p>18.1795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51778064516" calcext:value-type="float">
            <text:p>18.1251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39288" calcext:value-type="float">
            <text:p>18.07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9494" calcext:value-type="float">
            <text:p>18.049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4364137931" calcext:value-type="float">
            <text:p>18.03543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587" calcext:value-type="float">
            <text:p>18.0315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28818064516" calcext:value-type="float">
            <text:p>18.04288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57504516129" calcext:value-type="float">
            <text:p>18.0857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12235" calcext:value-type="float">
            <text:p>18.1712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2712" calcext:value-type="float">
            <text:p>18.32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0029" calcext:value-type="float">
            <text:p>18.5200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1770322581" calcext:value-type="float">
            <text:p>18.63517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74211612903" calcext:value-type="float">
            <text:p>18.5974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3050322581" calcext:value-type="float">
            <text:p>18.5163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47667096774" calcext:value-type="float">
            <text:p>18.4247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5909677419" calcext:value-type="float">
            <text:p>18.3705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90651034483" calcext:value-type="float">
            <text:p>18.349065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72275" calcext:value-type="float">
            <text:p>18.3557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115325" calcext:value-type="float">
            <text:p>18.3711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42432" calcext:value-type="float">
            <text:p>18.35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705625" calcext:value-type="float">
            <text:p>18.3570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94248" calcext:value-type="float">
            <text:p>18.35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648975" calcext:value-type="float">
            <text:p>18.3964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874" calcext:value-type="float">
            <text:p>18.422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2616" calcext:value-type="float">
            <text:p>18.42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8782" calcext:value-type="float">
            <text:p>18.448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8368" calcext:value-type="float">
            <text:p>18.4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9257" calcext:value-type="float">
            <text:p>18.4392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7472" calcext:value-type="float">
            <text:p>18.44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67215483871" calcext:value-type="float">
            <text:p>18.4567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878575" calcext:value-type="float">
            <text:p>18.4787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95008" calcext:value-type="float">
            <text:p>18.4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22085" calcext:value-type="float">
            <text:p>18.4322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0528" calcext:value-type="float">
            <text:p>18.43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2605" calcext:value-type="float">
            <text:p>18.4672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812025" calcext:value-type="float">
            <text:p>18.4881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89496" calcext:value-type="float">
            <text:p>18.4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23" calcext:value-type="float">
            <text:p>18.40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7796129032" calcext:value-type="float">
            <text:p>18.30677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11695483871" calcext:value-type="float">
            <text:p>18.2311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0539862069" calcext:value-type="float">
            <text:p>18.140539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6216774194" calcext:value-type="float">
            <text:p>17.95262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6238" calcext:value-type="float">
            <text:p>17.906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7" calcext:value-type="float">
            <text:p>17.9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95103157895" calcext:value-type="float">
            <text:p>17.979510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21284210526" calcext:value-type="float">
            <text:p>18.032128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819027027" calcext:value-type="float">
            <text:p>18.044819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23117837838" calcext:value-type="float">
            <text:p>18.002311783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5766486487" calcext:value-type="float">
            <text:p>17.9075766486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9582702703" calcext:value-type="float">
            <text:p>17.80995827027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16242285714" calcext:value-type="float">
            <text:p>17.7416242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79475789474" calcext:value-type="float">
            <text:p>17.627947578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0823783784" calcext:value-type="float">
            <text:p>17.52608237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5543783784" calcext:value-type="float">
            <text:p>17.49255437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45562105263" calcext:value-type="float">
            <text:p>17.5245562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79628108108" calcext:value-type="float">
            <text:p>17.557962810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5924210526" calcext:value-type="float">
            <text:p>17.553592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70387027027" calcext:value-type="float">
            <text:p>17.537038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26869189189" calcext:value-type="float">
            <text:p>17.50268691891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6402105263" calcext:value-type="float">
            <text:p>17.4346402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26220540541" calcext:value-type="float">
            <text:p>17.29262205405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955027027" calcext:value-type="float">
            <text:p>17.227955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09664" calcext:value-type="float">
            <text:p>17.18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17652631579" calcext:value-type="float">
            <text:p>17.131765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2206" calcext:value-type="float">
            <text:p>17.142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67884210526" calcext:value-type="float">
            <text:p>17.216788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5754" calcext:value-type="float">
            <text:p>17.335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08064864865" calcext:value-type="float">
            <text:p>17.4708064864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8252631579" calcext:value-type="float">
            <text:p>17.611825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56533333333" calcext:value-type="float">
            <text:p>17.7156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80884324324" calcext:value-type="float">
            <text:p>17.698088432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50367567568" calcext:value-type="float">
            <text:p>17.64503675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7952432432" calcext:value-type="float">
            <text:p>17.58679524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12586666667" calcext:value-type="float">
            <text:p>17.52125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68309473684" calcext:value-type="float">
            <text:p>17.476830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06058378378" calcext:value-type="float">
            <text:p>17.430605837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71186666667" calcext:value-type="float">
            <text:p>17.41711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30096842105" calcext:value-type="float">
            <text:p>17.423009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02233333333" calcext:value-type="float">
            <text:p>17.45022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27652631579" calcext:value-type="float">
            <text:p>17.512765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7772631579" calcext:value-type="float">
            <text:p>17.608777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70826666667" calcext:value-type="float">
            <text:p>17.63708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9218947368" calcext:value-type="float">
            <text:p>17.6029218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22787027027" calcext:value-type="float">
            <text:p>17.552278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5135135135" calcext:value-type="float">
            <text:p>17.4745135135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7796" calcext:value-type="float">
            <text:p>17.41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2547027027" calcext:value-type="float">
            <text:p>17.39254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28229473684" calcext:value-type="float">
            <text:p>17.412822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5736216216" calcext:value-type="float">
            <text:p>17.4405736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41564210526" calcext:value-type="float">
            <text:p>17.494156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97107027027" calcext:value-type="float">
            <text:p>17.579710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0621052632" calcext:value-type="float">
            <text:p>17.702062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39948108108" calcext:value-type="float">
            <text:p>17.813994810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48105263158" calcext:value-type="float">
            <text:p>17.834810526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60113333333" calcext:value-type="float">
            <text:p>17.78601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25947368421" calcext:value-type="float">
            <text:p>17.752594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4649142857" calcext:value-type="float">
            <text:p>17.7514649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03501052632" calcext:value-type="float">
            <text:p>17.720350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92021052632" calcext:value-type="float">
            <text:p>17.679202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4026666667" calcext:value-type="float">
            <text:p>17.65740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59397894737" calcext:value-type="float">
            <text:p>17.6859397894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76666666667" calcext:value-type="float">
            <text:p>17.7376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37151578947" calcext:value-type="float">
            <text:p>17.81371515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84976842105" calcext:value-type="float">
            <text:p>17.898497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4206666667" calcext:value-type="float">
            <text:p>17.92842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97785263158" calcext:value-type="float">
            <text:p>17.959778526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7733333333" calcext:value-type="float">
            <text:p>17.9137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9516631579" calcext:value-type="float">
            <text:p>17.829516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76182857143" calcext:value-type="float">
            <text:p>17.73761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89877894737" calcext:value-type="float">
            <text:p>17.6889877894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771027027" calcext:value-type="float">
            <text:p>17.660771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3584" calcext:value-type="float">
            <text:p>17.7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12986666667" calcext:value-type="float">
            <text:p>17.84129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9770526316" calcext:value-type="float">
            <text:p>17.943977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82108108108" calcext:value-type="float">
            <text:p>18.018210810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8224" calcext:value-type="float">
            <text:p>18.0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4715789474" calcext:value-type="float">
            <text:p>18.010471578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3223783784" calcext:value-type="float">
            <text:p>17.92232237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93995675676" calcext:value-type="float">
            <text:p>17.829399567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7362105263" calcext:value-type="float">
            <text:p>17.8217362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87395789474" calcext:value-type="float">
            <text:p>17.868739578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62443243243" calcext:value-type="float">
            <text:p>17.9362443243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13052972973" calcext:value-type="float">
            <text:p>17.9813052972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49107368421" calcext:value-type="float">
            <text:p>17.994910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3972" calcext:value-type="float">
            <text:p>18.06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15618947368" calcext:value-type="float">
            <text:p>18.1515618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27885405405" calcext:value-type="float">
            <text:p>18.2127885405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90635675676" calcext:value-type="float">
            <text:p>18.189063567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65901052632" calcext:value-type="float">
            <text:p>18.116590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27206666667" calcext:value-type="float">
            <text:p>18.04272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2709473684" calcext:value-type="float">
            <text:p>17.949270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57362285714" calcext:value-type="float">
            <text:p>17.8757362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91970526316" calcext:value-type="float">
            <text:p>17.799197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11246315789" calcext:value-type="float">
            <text:p>17.74112463157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83172631579" calcext:value-type="float">
            <text:p>17.738317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43876923077" calcext:value-type="float">
            <text:p>17.81438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20572972973" calcext:value-type="float">
            <text:p>17.9020572972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62492631579" calcext:value-type="float">
            <text:p>17.956249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67004210526" calcext:value-type="float">
            <text:p>18.036700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80998918919" calcext:value-type="float">
            <text:p>18.07809989189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85703157895" calcext:value-type="float">
            <text:p>18.078570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7143783784" calcext:value-type="float">
            <text:p>18.01071437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33090526316" calcext:value-type="float">
            <text:p>17.933309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67515428571" calcext:value-type="float">
            <text:p>17.8567515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62016842105" calcext:value-type="float">
            <text:p>17.816201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0858947368" calcext:value-type="float">
            <text:p>17.7720858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55885405405" calcext:value-type="float">
            <text:p>17.7555885405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79951578947" calcext:value-type="float">
            <text:p>17.76799515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5887567568" calcext:value-type="float">
            <text:p>17.87058875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1677894737" calcext:value-type="float">
            <text:p>17.9861677894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09187027027" calcext:value-type="float">
            <text:p>18.100918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08124210526" calcext:value-type="float">
            <text:p>18.170812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4575135135" calcext:value-type="float">
            <text:p>18.1694575135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54674594595" calcext:value-type="float">
            <text:p>18.1254674594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9160631579" calcext:value-type="float">
            <text:p>18.029160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03241142857" calcext:value-type="float">
            <text:p>17.9203241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68780540541" calcext:value-type="float">
            <text:p>17.81687805405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87709473684" calcext:value-type="float">
            <text:p>17.758770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98828108108" calcext:value-type="float">
            <text:p>17.679882810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40974736842" calcext:value-type="float">
            <text:p>17.624097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67745263158" calcext:value-type="float">
            <text:p>17.546774526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0637894737" calcext:value-type="float">
            <text:p>17.5350637894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6075789474" calcext:value-type="float">
            <text:p>17.574607578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72467027027" calcext:value-type="float">
            <text:p>17.677246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86867027027" calcext:value-type="float">
            <text:p>17.768686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32676756757" calcext:value-type="float">
            <text:p>17.78326767567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0233684211" calcext:value-type="float">
            <text:p>17.733023368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11753333333" calcext:value-type="float">
            <text:p>17.70117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9308631579" calcext:value-type="float">
            <text:p>17.689308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35334736842" calcext:value-type="float">
            <text:p>17.683533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73148108108" calcext:value-type="float">
            <text:p>17.707314810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1844" calcext:value-type="float">
            <text:p>17.80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8501052632" calcext:value-type="float">
            <text:p>17.910850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46136842105" calcext:value-type="float">
            <text:p>18.064613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20130526316" calcext:value-type="float">
            <text:p>18.232013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0673333333" calcext:value-type="float">
            <text:p>18.36106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43303157895" calcext:value-type="float">
            <text:p>18.444330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11091891892" calcext:value-type="float">
            <text:p>18.451109189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7614736842" calcext:value-type="float">
            <text:p>18.364761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66214857143" calcext:value-type="float">
            <text:p>18.2966214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2112432432" calcext:value-type="float">
            <text:p>18.24821124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40433684211" calcext:value-type="float">
            <text:p>18.274043368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46082162162" calcext:value-type="float">
            <text:p>18.3146082162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30745263158" calcext:value-type="float">
            <text:p>18.423074526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6449945946" calcext:value-type="float">
            <text:p>18.716449945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2149473684" calcext:value-type="float">
            <text:p>19.406214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70770526316" calcext:value-type="float">
            <text:p>19.887077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5718918919" calcext:value-type="float">
            <text:p>18.42557189189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7536842105" calcext:value-type="float">
            <text:p>18.422753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19187027027" calcext:value-type="float">
            <text:p>18.481918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68291891892" calcext:value-type="float">
            <text:p>18.496829189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2873142857" calcext:value-type="float">
            <text:p>18.5402873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77891891892" calcext:value-type="float">
            <text:p>18.557789189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6974736842" calcext:value-type="float">
            <text:p>18.614697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0281081081" calcext:value-type="float">
            <text:p>18.76002810810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52650526316" calcext:value-type="float">
            <text:p>19.105265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6512432432" calcext:value-type="float">
            <text:p>19.86365124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1818947368" calcext:value-type="float">
            <text:p>21.2071818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3909473684" calcext:value-type="float">
            <text:p>19.671390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5574" calcext:value-type="float">
            <text:p>18.435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45395789474" calcext:value-type="float">
            <text:p>18.554539578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28753333333" calcext:value-type="float">
            <text:p>18.60287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71803243243" calcext:value-type="float">
            <text:p>18.5671803243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48029714286" calcext:value-type="float">
            <text:p>18.5948029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0783157895" calcext:value-type="float">
            <text:p>18.714078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32555675676" calcext:value-type="float">
            <text:p>18.963255567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9773333333" calcext:value-type="float">
            <text:p>19.41897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41141052632" calcext:value-type="float">
            <text:p>20.404114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82818947368" calcext:value-type="float">
            <text:p>22.3882818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5596" calcext:value-type="float">
            <text:p>22.67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01662702703" calcext:value-type="float">
            <text:p>21.76016627027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29595675676" calcext:value-type="float">
            <text:p>19.642959567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26145263158" calcext:value-type="float">
            <text:p>18.552614526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4578" calcext:value-type="float">
            <text:p>18.594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0623157895" calcext:value-type="float">
            <text:p>18.586062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00533333333" calcext:value-type="float">
            <text:p>18.6300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204972973" calcext:value-type="float">
            <text:p>18.723204972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13286486487" calcext:value-type="float">
            <text:p>18.9713286486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6682" calcext:value-type="float">
            <text:p>19.426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37970526316" calcext:value-type="float">
            <text:p>20.313797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8918918919" calcext:value-type="float">
            <text:p>22.12889189189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3595027027" calcext:value-type="float">
            <text:p>24.253595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4201081081" calcext:value-type="float">
            <text:p>23.80142010810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57" calcext:value-type="float">
            <text:p>22.74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0121081081" calcext:value-type="float">
            <text:p>20.91801210810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747" calcext:value-type="float">
            <text:p>19.127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9204705882" calcext:value-type="float">
            <text:p>19.242920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14012972973" calcext:value-type="float">
            <text:p>19.5114012972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07556756757" calcext:value-type="float">
            <text:p>19.02075567567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55" calcext:value-type="float">
            <text:p>19.13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90127567568" calcext:value-type="float">
            <text:p>19.73901275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19764324324" calcext:value-type="float">
            <text:p>20.611976432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3208648649" calcext:value-type="float">
            <text:p>21.30832086486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7351351351" calcext:value-type="float">
            <text:p>22.57373513513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75026666667" calcext:value-type="float">
            <text:p>22.26750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2008" calcext:value-type="float">
            <text:p>19.6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4104" calcext:value-type="float">
            <text:p>19.3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44782702703" calcext:value-type="float">
            <text:p>19.68447827027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9403636364" calcext:value-type="float">
            <text:p>20.119940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92435555556" calcext:value-type="float">
            <text:p>21.069243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03539459459" calcext:value-type="float">
            <text:p>22.52035394594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5973333333" calcext:value-type="float">
            <text:p>25.01459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38488648649" calcext:value-type="float">
            <text:p>25.91384886486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30250810811" calcext:value-type="float">
            <text:p>25.9130250810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24341621622" calcext:value-type="float">
            <text:p>25.9424341621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86949189189" calcext:value-type="float">
            <text:p>25.94869491891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6382" calcext:value-type="float">
            <text:p>25.916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12371891892" calcext:value-type="float">
            <text:p>25.571237189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28516756757" calcext:value-type="float">
            <text:p>25.12285167567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62515294118" calcext:value-type="float">
            <text:p>25.186251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59571891892" calcext:value-type="float">
            <text:p>25.235957189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5727567568" calcext:value-type="float">
            <text:p>24.98157275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0456216216" calcext:value-type="float">
            <text:p>24.6460456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5373333333" calcext:value-type="float">
            <text:p>24.28053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2393513513" calcext:value-type="float">
            <text:p>23.67323935135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6456216216" calcext:value-type="float">
            <text:p>23.3506456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5782" calcext:value-type="float">
            <text:p>24.925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07917837838" calcext:value-type="float">
            <text:p>24.890791783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92804324324" calcext:value-type="float">
            <text:p>24.949280432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20953333333" calcext:value-type="float">
            <text:p>25.06209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8767567568" calcext:value-type="float">
            <text:p>25.50887675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89633333333" calcext:value-type="float">
            <text:p>25.14896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64066666667" calcext:value-type="float">
            <text:p>25.4364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06845714286" calcext:value-type="float">
            <text:p>25.47068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148" calcext:value-type="float">
            <text:p>25.4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2324" calcext:value-type="float">
            <text:p>25.45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45975" calcext:value-type="float">
            <text:p>25.354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10756756757" calcext:value-type="float">
            <text:p>25.39107567567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203" calcext:value-type="float">
            <text:p>25.132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9574054054" calcext:value-type="float">
            <text:p>24.909574054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89408" calcext:value-type="float">
            <text:p>24.13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43467368421" calcext:value-type="float">
            <text:p>25.674346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14233333333" calcext:value-type="float">
            <text:p>25.78142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7570909091" calcext:value-type="float">
            <text:p>25.938757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9535135135" calcext:value-type="float">
            <text:p>26.3289535135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9277837838" calcext:value-type="float">
            <text:p>26.359927783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0666666667" calcext:value-type="float">
            <text:p>26.1450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4871351351" calcext:value-type="float">
            <text:p>25.92348713513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2206666667" calcext:value-type="float">
            <text:p>25.09122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96905945946" calcext:value-type="float">
            <text:p>24.0296905945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56875294118" calcext:value-type="float">
            <text:p>25.245687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44425945946" calcext:value-type="float">
            <text:p>25.4744425945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24972972973" calcext:value-type="float">
            <text:p>25.2324972972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7936" calcext:value-type="float">
            <text:p>24.8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73530810811" calcext:value-type="float">
            <text:p>24.7273530810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46564324324" calcext:value-type="float">
            <text:p>23.004656432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3561081081" calcext:value-type="float">
            <text:p>22.52735610810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69533333333" calcext:value-type="float">
            <text:p>24.3069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739027027" calcext:value-type="float">
            <text:p>24.262739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94353333333" calcext:value-type="float">
            <text:p>24.09943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1468972973" calcext:value-type="float">
            <text:p>23.121468972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4790857143" calcext:value-type="float">
            <text:p>22.5674790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7736216216" calcext:value-type="float">
            <text:p>23.2317736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72936" calcext:value-type="float">
            <text:p>22.23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3652" calcext:value-type="float">
            <text:p>19.31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66012972973" calcext:value-type="float">
            <text:p>19.2066012972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69018947368" calcext:value-type="float">
            <text:p>18.9669018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41396363636" calcext:value-type="float">
            <text:p>18.874139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5703783784" calcext:value-type="float">
            <text:p>18.76357037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387" calcext:value-type="float">
            <text:p>18.717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8182" calcext:value-type="float">
            <text:p>18.72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38497297297" calcext:value-type="float">
            <text:p>18.7538497297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93907027027" calcext:value-type="float">
            <text:p>18.829390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79573333333" calcext:value-type="float">
            <text:p>18.87795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39072432432" calcext:value-type="float">
            <text:p>18.86390724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11173333333" calcext:value-type="float">
            <text:p>18.76111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53574054054" calcext:value-type="float">
            <text:p>18.6453574054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91700571429" calcext:value-type="float">
            <text:p>18.5491700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42395675676" calcext:value-type="float">
            <text:p>18.454239567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6598918919" calcext:value-type="float">
            <text:p>18.36765989189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37386666667" calcext:value-type="float">
            <text:p>18.31373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851027027" calcext:value-type="float">
            <text:p>18.300851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32213333333" calcext:value-type="float">
            <text:p>18.32322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6195027027" calcext:value-type="float">
            <text:p>18.386195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2711351351" calcext:value-type="float">
            <text:p>18.48027113513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6638" calcext:value-type="float">
            <text:p>18.566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88923243243" calcext:value-type="float">
            <text:p>18.5488923243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8048" calcext:value-type="float">
            <text:p>18.4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292972973" calcext:value-type="float">
            <text:p>18.284292972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9971764706" calcext:value-type="float">
            <text:p>18.242997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7656216216" calcext:value-type="float">
            <text:p>18.2147656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03958918919" calcext:value-type="float">
            <text:p>18.16039589189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92849230769" calcext:value-type="float">
            <text:p>17.959284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1115" calcext:value-type="float">
            <text:p>17.811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45906666667" calcext:value-type="float">
            <text:p>17.76459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04345945946" calcext:value-type="float">
            <text:p>17.7904345945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9455135135" calcext:value-type="float">
            <text:p>17.8829455135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4993333333" calcext:value-type="float">
            <text:p>18.00749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43785945946" calcext:value-type="float">
            <text:p>18.1043785945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96826666667" calcext:value-type="float">
            <text:p>18.11968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12514594595" calcext:value-type="float">
            <text:p>17.9212514594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86889411765" calcext:value-type="float">
            <text:p>17.8386889411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1392432432" calcext:value-type="float">
            <text:p>17.67213924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2593333333" calcext:value-type="float">
            <text:p>17.61125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87221621622" calcext:value-type="float">
            <text:p>17.5787221621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69133333333" calcext:value-type="float">
            <text:p>17.6369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691027027" calcext:value-type="float">
            <text:p>17.782691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83718918919" calcext:value-type="float">
            <text:p>17.96837189189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6738" calcext:value-type="float">
            <text:p>18.096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2791351351" calcext:value-type="float">
            <text:p>18.16327913513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0858" calcext:value-type="float">
            <text:p>18.040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2577297297" calcext:value-type="float">
            <text:p>17.8272577297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5750857143" calcext:value-type="float">
            <text:p>17.6205750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4704864865" calcext:value-type="float">
            <text:p>17.4494704864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78261621622" calcext:value-type="float">
            <text:p>17.2678261621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8998" calcext:value-type="float">
            <text:p>17.128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80406486487" calcext:value-type="float">
            <text:p>17.0480406486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9948" calcext:value-type="float">
            <text:p>17.10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8032432433" calcext:value-type="float">
            <text:p>17.2698032432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0464" calcext:value-type="float">
            <text:p>17.44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0648" calcext:value-type="float">
            <text:p>17.6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0432" calcext:value-type="float">
            <text:p>17.6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0836" calcext:value-type="float">
            <text:p>17.61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79" calcext:value-type="float">
            <text:p>17.48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636" calcext:value-type="float">
            <text:p>17.4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372" calcext:value-type="float">
            <text:p>17.32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232" calcext:value-type="float">
            <text:p>17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1652" calcext:value-type="float">
            <text:p>17.28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3948" calcext:value-type="float">
            <text:p>17.36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8408" calcext:value-type="float">
            <text:p>17.4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4072" calcext:value-type="float">
            <text:p>17.5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9412" calcext:value-type="float">
            <text:p>17.1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944" calcext:value-type="float">
            <text:p>17.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8012" calcext:value-type="float">
            <text:p>17.3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652" calcext:value-type="float">
            <text:p>17.53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4656" calcext:value-type="float">
            <text:p>17.6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372" calcext:value-type="float">
            <text:p>17.70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3788" calcext:value-type="float">
            <text:p>17.35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1256" calcext:value-type="float">
            <text:p>17.1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1856" calcext:value-type="float">
            <text:p>16.8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0452" calcext:value-type="float">
            <text:p>16.57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9944" calcext:value-type="float">
            <text:p>16.5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716" calcext:value-type="float">
            <text:p>16.6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844" calcext:value-type="float">
            <text:p>16.7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6184" calcext:value-type="float">
            <text:p>16.9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6656" calcext:value-type="float">
            <text:p>17.1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468" calcext:value-type="float">
            <text:p>17.1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3204" calcext:value-type="float">
            <text:p>17.25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2152" calcext:value-type="float">
            <text:p>16.2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3652" calcext:value-type="float">
            <text:p>15.50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4644" calcext:value-type="float">
            <text:p>16.07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9376" calcext:value-type="float">
            <text:p>17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116" calcext:value-type="float">
            <text:p>17.56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982" calcext:value-type="float">
            <text:p>17.60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5228" calcext:value-type="float">
            <text:p>17.44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4088" calcext:value-type="float">
            <text:p>17.2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4124" calcext:value-type="float">
            <text:p>16.99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3276" calcext:value-type="float">
            <text:p>16.8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5448" calcext:value-type="float">
            <text:p>16.6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4328" calcext:value-type="float">
            <text:p>16.5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196" calcext:value-type="float">
            <text:p>16.68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772" calcext:value-type="float">
            <text:p>16.97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2" calcext:value-type="float">
            <text:p>17.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2284" calcext:value-type="float">
            <text:p>17.51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58" calcext:value-type="float">
            <text:p>17.7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0028" calcext:value-type="float">
            <text:p>17.75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538" calcext:value-type="float">
            <text:p>17.6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7956" calcext:value-type="float">
            <text:p>17.42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6824" calcext:value-type="float">
            <text:p>17.0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798" calcext:value-type="float">
            <text:p>16.85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9588" calcext:value-type="float">
            <text:p>16.76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8808" calcext:value-type="float">
            <text:p>16.8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468" calcext:value-type="float">
            <text:p>16.95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8496" calcext:value-type="float">
            <text:p>16.77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9132" calcext:value-type="float">
            <text:p>17.43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3168" calcext:value-type="float">
            <text:p>17.4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708" calcext:value-type="float">
            <text:p>17.6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54" calcext:value-type="float">
            <text:p>17.4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342" calcext:value-type="float">
            <text:p>17.2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1424" calcext:value-type="float">
            <text:p>16.9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452" calcext:value-type="float">
            <text:p>16.82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42" calcext:value-type="float">
            <text:p>16.94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556" calcext:value-type="float">
            <text:p>17.1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4856" calcext:value-type="float">
            <text:p>18.0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364" calcext:value-type="float">
            <text:p>18.02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286" calcext:value-type="float">
            <text:p>17.80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8936" calcext:value-type="float">
            <text:p>17.6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3608" calcext:value-type="float">
            <text:p>17.1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9732" calcext:value-type="float">
            <text:p>17.15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2452" calcext:value-type="float">
            <text:p>17.33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7732" calcext:value-type="float">
            <text:p>17.66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876" calcext:value-type="float">
            <text:p>18.0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3588" calcext:value-type="float">
            <text:p>18.29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6168" calcext:value-type="float">
            <text:p>18.6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028" calcext:value-type="float">
            <text:p>18.7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1004" calcext:value-type="float">
            <text:p>18.70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3872" calcext:value-type="float">
            <text:p>18.5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99" calcext:value-type="float">
            <text:p>18.24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372" calcext:value-type="float">
            <text:p>18.08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396" calcext:value-type="float">
            <text:p>17.90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8692" calcext:value-type="float">
            <text:p>17.72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748" calcext:value-type="float">
            <text:p>17.92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0116" calcext:value-type="float">
            <text:p>18.20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3412" calcext:value-type="float">
            <text:p>18.66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5128" calcext:value-type="float">
            <text:p>19.1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396" calcext:value-type="float">
            <text:p>19.80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161115759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9144" calcext:value-type="float">
            <text:p>20.3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48" meta:object-count="0"/>
    <meta:user-defined meta:name="AppVersion">3.0</meta:user-defined>
  </office:meta>
</office:document-meta>
</file>